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MySQL</text:p>
          </table:table-cell>
          <table:table-cell table:style-name="ce4" office:value-type="string" calcext:value-type="string">
            <text:p>MariaDB</text:p>
          </table:table-cell>
          <table:table-cell table:style-name="ce3" table:number-columns-repeated="1021"/>
        </table:table-row>
        <table:table-row table:style-name="ro1" table:visibility="filter">
          <table:table-cell table:style-name="ce1"/>
          <table:table-cell table:style-name="ce1" office:value-type="string" calcext:value-type="string">
            <text:p>8.0.28</text:p>
          </table:table-cell>
          <table:table-cell table:style-name="ce1" office:value-type="string" calcext:value-type="string">
            <text:p>10.6.26</text:p>
          </table:table-cell>
          <table:table-cell table:style-name="ce1" table:number-columns-repeated="1021"/>
        </table:table-row>
        <table:table-row table:style-name="ro1" table:visibility="filter">
          <table:table-cell office:value-type="string" calcext:value-type="string">
            <text:p>audit_log_admin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audit_log_admi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audit_log_grep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audit_log_grep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best_worst_larg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best_worst_smal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forma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low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unsupported_server_versio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apostroph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exclud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fkey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fkeys_warning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lock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parameters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serv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parameters_old</text:p>
          </table:table-cell>
          <table:table-cell office:value-type="string" calcext:value-type="string">
            <text:p>Pre-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serv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serv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errors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error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index</text:p>
          </table:table-cell>
          <table:table-cell office:value-type="string" calcext:value-type="string">
            <text:p>Pre-5.7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large</text:p>
          </table:table-cell>
          <table:table-cell office:value-type="string" calcext:value-type="string">
            <text:p>world_innodb.sql nee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skip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sql_transform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_valu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_serv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fkey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fkeys_warning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db_special_symb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database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databas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eve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</text:p>
          </table:table-cell>
          <table:table-cell office:value-type="string" calcext:value-type="string">
            <text:p>Pre-5.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routin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tables_c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tables_const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tables_def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tables_par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trigg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view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basic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erro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format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paramete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kusage_path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file_per_tabl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parameters_both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parameters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parameters_de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at_li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base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efault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iagnostic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iagnostic_year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errors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stats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get_tool_windows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engine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file_per_tabl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keys_composit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parameters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sakil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_parser_te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alia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in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ylogin_clone_db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ylogin_clone_user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errors_port_socke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show_password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socke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_connectio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r_config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r_config_login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r_confi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er_info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er_info_errors_socke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er_info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er_info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_grant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_grant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_grants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_grants_privileg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_gra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sl_connection_simple_test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sl_connection_simple_test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bas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custom_utildi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pip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console_startup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console_warning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license_check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C147" table:display-filter-buttons="true">
          <table:filter>
            <table:filter-and>
              <table:filter-condition table:value="pass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8-10T21:11:59.000957136</dc:date>
    <meta:editing-duration>P1DT3H22M42S</meta:editing-duration>
    <meta:editing-cycles>72</meta:editing-cycles>
    <meta:document-statistic meta:table-count="1" meta:cell-count="295" meta:object-count="0"/>
  </office:meta>
</office:document-meta>
</file>